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44cm"/>
    </style:style>
    <style:style style:name="co2" style:family="table-column">
      <style:table-column-properties fo:break-before="auto" style:column-width="8.781cm"/>
    </style:style>
    <style:style style:name="co3" style:family="table-column">
      <style:table-column-properties fo:break-before="auto" style:column-width="8.922cm"/>
    </style:style>
    <style:style style:name="co4" style:family="table-column">
      <style:table-column-properties fo:break-before="auto" style:column-width="13.227cm"/>
    </style:style>
    <style:style style:name="co5" style:family="table-column">
      <style:table-column-properties fo:break-before="auto" style:column-width="14.944cm"/>
    </style:style>
    <style:style style:name="co6" style:family="table-column">
      <style:table-column-properties fo:break-before="auto" style:column-width="1.683cm"/>
    </style:style>
    <style:style style:name="ro1" style:family="table-row">
      <style:table-row-properties style:row-height="1.445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1.912cm" fo:break-before="auto" style:use-optimal-row-height="true"/>
    </style:style>
    <style:style style:name="ro4" style:family="table-row">
      <style:table-row-properties style:row-height="38.8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P:MSIL_PROC_FREE_WHEELING_LOG</text:p>
            <text:p>TI: MSIL_FREE_WHEELING_LOG</text:p>
            <text:p>TF: TEMP_VEH_FREE_WHEELING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P:VEH_FREE_WHEELING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P: VEH_FREE_WHEELING_QCQ</text:p>
            <text:p>TI: TEMP_VEH_FREE_WHEELING</text:p>
            <text:p>TF:TEMP_VEHICLE_STATU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" office:value-type="string">
            <text:p>P: ELOG_PK_VEH_STATUS.VEH_NEW_DETAILED_REPORT</text:p>
            <text:p><text:s/>TI: TEMP_VEHICLE_STATUS</text:p>
            <text:p><text:s/>TF:ETRK_IN_MSG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>
            <text:p>P: VEH_FREE_WHEELING_EFK</text:p>
            <text:p><text:s/>TI: TEMP_VEH_FREE_WHEELING</text:p>
            <text:p><text:s/>TF:TEMP_VEHICLE_STATUS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ce1" office:value-type="string">
            <text:p>p:ELOG_PK_VEH_STATUS.VEH_NEW_DETAILED_REPORT</text:p>
            <text:p><text:s/>TI: TEMP_VEHICLE_STATUS</text:p>
            <text:p><text:s/>TF:ETRK_IN_MSGS</text:p>
            <text:p/>
          </table:table-cell>
          <table:table-cell table:number-columns-repeated="1020"/>
        </table:table-row>
        <table:table-row table:style-name="ro4">
          <table:table-cell table:number-columns-repeated="4"/>
          <table:table-cell table:style-name="ce1" office:value-type="string">
            <text:p>SELECT EIM_CUSTOMER_ID,</text:p>
            <text:p><text:s text:c="2"/>EIM_REGN_NO,</text:p>
            <text:p><text:s text:c="2"/>EIM_MESSAGE,</text:p>
            <text:p><text:s text:c="2"/>EIM_LOCATION,</text:p>
            <text:p><text:s text:c="2"/>EIM_DEVICE_TYPE,</text:p>
            <text:p><text:s text:c="2"/>ROUND( (</text:p>
            <text:p><text:s text:c="2"/>CASE</text:p>
            <text:p><text:s text:c="4"/>WHEN (isnumber(EIM_DISTANCE)='T')</text:p>
            <text:p><text:s text:c="4"/>THEN TONUMBER(EIM_DISTANCE)</text:p>
            <text:p><text:s text:c="4"/>ELSE 0</text:p>
            <text:p><text:s text:c="2"/>END) ,2) EIM_DISTANCE,</text:p>
            <text:p><text:s text:c="2"/>EIM_CGI_ID,</text:p>
            <text:p><text:s text:c="2"/>NVL(EIM_CITY,'NEW') EIM_CITY,</text:p>
            <text:p><text:s text:c="2"/>EIM_MESSAGE_CREATED_TIME ,</text:p>
            <text:p><text:s text:c="2"/>(LEAD(EIM_MESSAGE_CREATED_TIME) OVER (ORDER BY EIM_MESSAGE_CREATED_TIME ,EIM_REGN_NO,EIM_LOCATION)) LEAD_MESSAGE_CREATED_TIME,</text:p>
            <text:p><text:s text:c="2"/>(LAG(EIM_MESSAGE_CREATED_TIME) OVER (ORDER BY EIM_MESSAGE_CREATED_TIME ,EIM_REGN_NO,EIM_LOCATION)) LAG_MESSAGE_CREATED_TIME,</text:p>
            <text:p><text:s text:c="2"/>EIM_DISTRICT,</text:p>
            <text:p><text:s text:c="2"/>EIM_STATE,</text:p>
            <text:p><text:s text:c="2"/>EIM_DIRECTION,</text:p>
            <text:p><text:s text:c="2"/>EIM_TEMPERATURE,</text:p>
            <text:p><text:s text:c="2"/>EIM_SPEED,</text:p>
            <text:p><text:s text:c="2"/>EIM_LATITUDE,</text:p>
            <text:p><text:s text:c="2"/>EIM_LONGITUDE ,</text:p>
            <text:p><text:s text:c="2"/>(LEAD(EIM_LATITUDE) OVER (ORDER BY EIM_MESSAGE_CREATED_TIME,EIM_REGN_NO,EIM_LOCATION)) LEAD_LATITUDE,</text:p>
            <text:p><text:s text:c="2"/>(LEAD(EIM_LONGITUDE) OVER (ORDER BY EIM_MESSAGE_CREATED_TIME,EIM_REGN_NO,EIM_LOCATION)) LEAD_LONGITUDE,</text:p>
            <text:p><text:s text:c="2"/>(LAG(EIM_LATITUDE) OVER (ORDER BY EIM_MESSAGE_CREATED_TIME,EIM_REGN_NO,EIM_LOCATION)) LAG_LATITUDE,</text:p>
            <text:p><text:s text:c="2"/>(LAG(EIM_LONGITUDE) OVER (ORDER BY EIM_MESSAGE_CREATED_TIME,EIM_REGN_NO,EIM_LOCATION)) LAG_LONGITUDE,</text:p>
            <text:p><text:s text:c="2"/>(LEAD(EIM_CITY) OVER (ORDER BY EIM_MESSAGE_CREATED_TIME,EIM_REGN_NO,EIM_LOCATION)) LEAD_CITY,</text:p>
            <text:p><text:s text:c="2"/>(LAG(EIM_CITY) OVER (ORDER BY EIM_MESSAGE_CREATED_TIME,EIM_REGN_NO,EIM_LOCATION)) LAG_CITY,</text:p>
            <text:p><text:s text:c="2"/>EIM_IS_GEOFENCE_DEV,</text:p>
            <text:p><text:s text:c="2"/>(LAG((</text:p>
            <text:p><text:s text:c="2"/>CASE</text:p>
            <text:p><text:s text:c="4"/>WHEN (isnumber(EIM_DISTANCE)='T')</text:p>
            <text:p><text:s text:c="4"/>THEN TONUMBER(EIM_DISTANCE)</text:p>
            <text:p><text:s text:c="4"/>ELSE 0</text:p>
            <text:p><text:s text:c="2"/>END)) OVER (ORDER BY EIM_MESSAGE_CREATED_TIME,EIM_REGN_NO,EIM_LOCATION)) LAG_EIM_DISTANCE,</text:p>
            <text:p><text:s text:c="2"/>eim_message_type,</text:p>
            <text:p><text:s text:c="2"/>(LAG(eim_message_type) OVER (ORDER BY EIM_MESSAGE_CREATED_TIME,EIM_REGN_NO,EIM_LOCATION)) LAG_message_type</text:p>
            <text:p><text:s text:c="2"/></text:p>
            <text:p>FROM ETRK_IN_MSGS</text:p>
            <text:p/>
            <text:p>/*** PARAMETER FROM FUNCTION ****/</text:p>
            <text:p>WHERE EIM_REGN_NO = VEHICLENO</text:p>
            <text:p>AND (EIM_MESSAGE_CREATED_TIME) &gt;= TO_DATE(FROMDATE, 'DD/MM/YYYY HH24:MI:SS')</text:p>
            <text:p>AND (EIM_MESSAGE_CREATED_TIME) &lt;= TO_DATE(TODATE, 'DD/MM/YYYY HH24:MI:SS')</text:p>
            <text:p>/*** PARAMETER FROM FUNCTION ****/</text:p>
            <text:p/>
            <text:p>AND (</text:p>
            <text:p><text:s text:c="5"/>(EIM_MESSAGE LIKE '3%T' <text:s text:c="2"/>AND EIM_DEVICE_TYPE = 'GPS' )</text:p>
            <text:p><text:s text:c="2"/>OR ((EIM_MESSAGE LIKE '3%T' <text:s/>OR SUBSTR(EIM_MESSAGE,-17) LIKE 'T%') AND EIM_DEVICE_TYPE = 'GPRS_EL' )</text:p>
            <text:p><text:s text:c="2"/>OR (EIM_MESSAGE LIKE '$__1%' AND EIM_DEVICE_TYPE = 'GPRS_CR' )</text:p>
            <text:p><text:s text:c="2"/>OR (EIM_MESSAGE LIKE 'V%' <text:s text:c="3"/>AND EIM_DEVICE_TYPE = 'GPRS_D3D' )</text:p>
            <text:p><text:s text:c="2"/>OR (SUBSTR(EIM_MESSAGE,56,1) LIKE '1' <text:s text:c="2"/>AND EIM_DEVICE_TYPE <text:s/>= 'GPRS_MTAXI' )</text:p>
            <text:p><text:s text:c="2"/>OR (instr(lower(eim_message),',a,') &gt; 0 AND eim_device_type <text:s/>= 'GPRS_EFK')</text:p>
            <text:p><text:s text:c="2"/>OR ((EIM_MESSAGE LIKE '}%' <text:s text:c="6"/>AND EIM_DEVICE_TYPE ='GPRS_GPT'))</text:p>
            <text:p><text:s text:c="2"/>OR ((EIM_MESSAGE LIKE 'STX%' <text:s text:c="4"/>AND EIM_DEVICE_TYPE = 'GPRS_GPP'))</text:p>
            <text:p><text:s text:c="2"/>OR (SUBSTR(EIM_MESSAGE,1,1) ='#' AND ( SUBSTR(EIM_MESSAGE,92,2) = '&gt;&gt;' OR SUBSTR(EIM_MESSAGE,92,2) = '&lt;&lt;' ) AND EIM_DEVICE_TYPE ='GPRS_QAG21')</text:p>
            <text:p><text:s text:c="2"/>OR (LOWER(SUBSTR(EIM_MESSAGE,instr(EIM_MESSAGE,'$')+18,1)) <text:s text:c="4"/>LIKE ('a') AND LOWER (eim_device_type) = 'gprs_p')</text:p>
            <text:p><text:s text:c="2"/>OR (LOWER(SUBSTR(EIM_MESSAGE,instr(EIM_MESSAGE,'Fix')+4,1)) <text:s text:c="3"/>LIKE ('a') AND LOWER (eim_device_type) = 'gprs_p')</text:p>
            <text:p><text:s text:c="2"/>OR (LOWER(SUBSTR(EIM_MESSAGE,instr(EIM_MESSAGE,'GPRMC')+13,1)) LIKE ('a') AND LOWER (eim_device_type) = 'gprs_r')</text:p>
            <text:p><text:s text:c="2"/>OR LOWER (eim_device_type) <text:s text:c="2"/>= 'gprs_con' </text:p>
            <text:p><text:s text:c="2"/>)</text:p>
            <text:p>AND eim_message_created_time &gt; sysdate-((sysdate-TO_DATE(FROMDATE,'DD/MM/YYYY HH24:MI:SS'))+1)</text:p>
            <text:p/>
            <text:p>ORDER BY EIM_MESSAGE_CREATED_TIME, <text:s/>EIM_REGN_NO, <text:s/>EIM_LOCATION;</text:p>
            <text:p/>
            <text:p/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10/12/2015</text:date>, <text:time>13:2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0T13:24:23.37</dc:date>
    <dc:creator>ankit kumar</dc:creator>
    <meta:document-statistic meta:table-count="1" meta:cell-count="7" meta:object-count="0"/>
    <meta:generator>OpenOffice/4.1.1$Win32 OpenOffice.org_project/411m6$Build-9775</meta:generator>
  </office:meta>
</office:document-meta>
</file>